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BF0000021C8D191E76.png" manifest:media-type="image/png"/>
  <manifest:file-entry manifest:full-path="Pictures/1000000000000330000004204125EF5C.png" manifest:media-type="image/png"/>
  <manifest:file-entry manifest:full-path="Pictures/10000000000002B7000002B96534F0DC.png" manifest:media-type="image/png"/>
  <manifest:file-entry manifest:full-path="Pictures/10000000000002BE00000263054AD24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subtitle">
          <draw:text-box>
            <text:p>Проект ЯНА</text:p>
            <text:p/>
            <text:p>Open Data Hackathon 6-7 открября</text:p>
            <text:p>Санкт-Петербург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1" draw:layer="layout" svg:width="24.639cm" svg:height="12.179cm" svg:x="1.4cm" svg:y="4.914cm" presentation:class="outline">
          <draw:text-box>
            <text:p text:style-name="P1"><text:span text:style-name="T1">Задачи</text:span></text:p>
            <text:p text:style-name="P1"><text:span text:style-name="T1">Технологии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Задачи</text:p>
          </draw:text-box>
        </draw:frame>
        <draw:frame presentation:style-name="pr4" draw:layer="layout" svg:width="24.639cm" svg:height="12.179cm" svg:x="1.4cm" svg:y="4.914cm" presentation:class="outline">
          <draw:text-box>
            <text:p text:style-name="P2">Смысловые</text:p>
            <text:p text:style-name="P2"><text:span text:style-name="T2">Провязать веб с LOD</text:span></text:p>
            <text:p text:style-name="P2"/>
            <text:p text:style-name="P2">Технические</text:p>
            <text:p text:style-name="P2"><text:span text:style-name="T2">Сервер</text:span></text:p>
            <text:p text:style-name="P2"><text:span text:style-name="T2">Пример использования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16.226cm" svg:height="20.999cm" svg:x="6.38cm" svg:y="1.524cm">
          <draw:image xlink:href="Pictures/1000000000000330000004204125EF5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Технологии</text:p>
          </draw:text-box>
        </draw:frame>
        <draw:frame presentation:style-name="pr4" draw:text-style-name="P2" draw:layer="layout" svg:width="24.639cm" svg:height="12.179cm" svg:x="1.4cm" svg:y="4.914cm" presentation:class="outline">
          <draw:text-box>
            <text:p text:style-name="P2">Сервер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Технологии</text:p>
          </draw:text-box>
        </draw:frame>
        <draw:frame presentation:style-name="pr4" draw:text-style-name="P2" draw:layer="layout" svg:width="24.639cm" svg:height="12.179cm" svg:x="1.4cm" svg:y="4.914cm" presentation:class="outline">
          <draw:text-box>
            <text:p text:style-name="P2">Сервер</text:p>
          </draw:text-box>
        </draw:frame>
        <draw:frame draw:style-name="gr2" draw:text-style-name="P2" draw:layer="layout" svg:width="26.924cm" svg:height="23.434cm" svg:x="0.762cm" svg:y="3.81cm">
          <draw:image xlink:href="Pictures/10000000000002BE00000263054AD24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Технологии</text:p>
          </draw:text-box>
        </draw:frame>
        <draw:frame presentation:style-name="pr4" draw:text-style-name="P2" draw:layer="layout" svg:width="24.639cm" svg:height="12.179cm" svg:x="1.4cm" svg:y="4.914cm" presentation:class="outline">
          <draw:text-box>
            <text:p text:style-name="P2">Сервер</text:p>
          </draw:text-box>
        </draw:frame>
        <draw:frame draw:style-name="gr2" draw:text-style-name="P2" draw:layer="layout" svg:width="28cm" svg:height="28.08cm" svg:x="0cm" svg:y="3.419cm">
          <draw:image xlink:href="Pictures/10000000000002B7000002B96534F0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ример</text:p>
          </draw:text-box>
        </draw:frame>
        <draw:frame presentation:style-name="pr4" draw:text-style-name="P2" draw:layer="layout" svg:width="24.639cm" svg:height="12.179cm" svg:x="1.4cm" svg:y="4.914cm" presentation:class="outline">
          <draw:text-box>
            <text:p text:style-name="P2">Сервер</text:p>
          </draw:text-box>
        </draw:frame>
        <draw:frame draw:style-name="gr2" draw:text-style-name="P2" draw:layer="layout" svg:width="31.723cm" svg:height="17.863cm" svg:x="0.281cm" svg:y="3.727cm">
          <draw:image xlink:href="Pictures/10000000000003BF0000021C8D191E7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ebits </meta:initial-creator>
    <meta:creation-date>2012-10-07T17:17:29</meta:creation-date>
    <dc:date>2012-10-07T17:59:44</dc:date>
    <dc:creator>thebits </dc:creator>
    <meta:editing-duration>PT40M24S</meta:editing-duration>
    <meta:editing-cycles>14</meta:editing-cycles>
    <meta:generator>LibreOffice/3.5$Linux_X86_64 LibreOffice_project/350m1$Build-2</meta:generator>
    <meta:document-statistic meta:object-count="53"/>
  </office:meta>
</office:document-meta>
</file>